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Zmniejsza apetyt i uczucie głodu</text:p>
      <text:p text:style-name="Standard">- Doskonale pomaga w pozbyciu się zbędnych kilogramów</text:p>
      <text:p text:style-name="Standard">- Podnosi tempo metabolizmu </text:p>
      <text:p text:style-name="Standard">- Silna i sprawdzona formuła termogeniczna</text:p>
      <text:p text:style-name="Standard"/>
      <text:p text:style-name="Standard">VIP BURN to dedykowany suplement, który działa. Niezwykła formuła, tworzy ten produkt unikalnym i kompletnym na rynku spalaczów tłuszczu. Zawiera kompozycję efektywnych składników przyspieszających redukcję masy ciała. Produkt pozwoli na zmaksymalizowanie efektów w walce z nadwagą oraz nadmierną ilością tkanki tłuszczowej. Odpowiednia mieszkanka składników może znacznie zwiększyć tempo przemiany materii i produkcję ciepła z tłuszczu. Dodatkowo stłumi twój aptety na słodycze. Garcinia Camogia spełni nam funkcję inhibitora liazy ATP-cytrynianowej, co prowadzi do hamowania syntezy tłuszczu. Kapsaicyna pozwoli nam zwiększenie ilości ciepła w organizmie, jednocześnie obniżając tempo syntezy tłuszczu w komórkach tłuszczowych (adipocytach) spowalniając ich wzrost. </text:p>
      <text:p text:style-name="Standard"/>
      <text:p text:style-name="Standard">VIP BURN to skuteczny reduktor tłuszczu. Perfekcyjny pod względem utraty zbędnych kilogramów. Stworzony z myślą o ostatecznym wyeliminowaniu tkanki tłuszczowej i skutecznym odchudzania. Sprawdź VIP BURN- poczuj prawidłowe odchudzanie i rzeźbienie sylwetki tylko dla VIPów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l ddd</meta:initial-creator>
    <meta:creation-date>2015-11-20T14:39:09.60</meta:creation-date>
    <meta:document-statistic meta:table-count="0" meta:image-count="0" meta:object-count="0" meta:page-count="1" meta:paragraph-count="6" meta:word-count="154" meta:character-count="1198"/>
    <dc:date>2015-11-20T15:09:03.13</dc:date>
    <dc:creator>Kamil ddd</dc:creator>
    <meta:editing-duration>PT5M14S</meta:editing-duration>
    <meta:editing-cycles>1</meta:editing-cycles>
    <meta:generator>OpenOffice/4.1.1$Win32 OpenOffice.org_project/411m6$Build-9775</meta:generator>
  </office:meta>
</office:document-meta>
</file>